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3cm" svg:stroke-color="#808080" draw:marker-start-width="0.215cm" draw:marker-end-width="0.215cm" draw:fill="none" draw:fill-color="#666666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solid" draw:fill-color="#cc33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draw:stroke-dash="Fine_20_Dashed" svg:stroke-width="0.02cm" draw:fill="solid" draw:fill-color="#666666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measurelines" draw:type="line" svg:x1="4.086cm" svg:y1="5.786cm" svg:x2="6.014cm" svg:y2="8.314cm" draw:start-shape="id1" draw:start-glue-point="9" draw:end-shape="id2" draw:end-glue-point="5" svg:d="M4086 5786l1928 2528">
          <text:p/>
        </draw:connector>
        <draw:line draw:style-name="gr2" draw:text-style-name="P1" draw:layer="layout" svg:x1="2.9cm" svg:y1="9.6cm" svg:x2="2.9cm" svg:y2="4.6cm">
          <text:p/>
        </draw:line>
        <draw:line draw:style-name="gr2" draw:text-style-name="P1" draw:layer="layout" svg:x1="2.9cm" svg:y1="9.6cm" svg:x2="7.8cm" svg:y2="9.6cm">
          <text:p/>
        </draw:line>
        <draw:line draw:style-name="gr3" draw:text-style-name="P1" draw:layer="layout" svg:x1="2.9cm" svg:y1="4.8cm" svg:x2="2.9cm" svg:y2="4.4cm">
          <text:p/>
        </draw:line>
        <draw:line draw:style-name="gr3" draw:text-style-name="P1" draw:layer="layout" svg:x1="7.6cm" svg:y1="9.6cm" svg:x2="7.9cm" svg:y2="9.6cm">
          <text:p/>
        </draw:line>
        <draw:custom-shape draw:style-name="gr4" draw:text-style-name="P1" draw:layer="layout" svg:width="0.2cm" svg:height="0.2cm" svg:x="4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cm" svg:height="0.2cm" svg:x="3.6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1cm" svg:height="0.1cm" svg:x="4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1cm" svg:height="0.1cm" svg:x="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cm" svg:height="0.2cm" svg:x="4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measurelines" svg:width="0.1cm" svg:height="0.1cm" svg:x="4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1cm" svg:height="0.1cm" svg:x="3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cm" svg:height="0.2cm" svg:x="6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2cm" svg:height="0.2cm" svg:x="5.6cm" svg:y="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1cm" svg:height="0.1cm" svg:x="6.3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1cm" svg:height="0.1cm" svg:x="6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cm" svg:height="0.2cm" svg:x="6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measurelines" svg:width="0.1cm" svg:height="0.1cm" svg:x="6cm" svg:y="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1cm" svg:height="0.1cm" svg:x="5.7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measurelines" svg:x1="11.925cm" svg:y1="5.825cm" svg:x2="13.875cm" svg:y2="8.275cm" draw:start-shape="id3" draw:start-glue-point="10" draw:end-shape="id4" draw:end-glue-point="4" svg:d="M11925 5825h1950v2450">
          <text:p/>
        </draw:connector>
        <draw:line draw:style-name="gr2" draw:text-style-name="P1" draw:layer="measurelines" svg:x1="10.725cm" svg:y1="9.675cm" svg:x2="10.725cm" svg:y2="4.675cm">
          <text:p/>
        </draw:line>
        <draw:line draw:style-name="gr2" draw:text-style-name="P1" draw:layer="measurelines" svg:x1="10.725cm" svg:y1="9.675cm" svg:x2="15.625cm" svg:y2="9.675cm">
          <text:p/>
        </draw:line>
        <draw:line draw:style-name="gr3" draw:text-style-name="P1" draw:layer="measurelines" svg:x1="10.725cm" svg:y1="4.875cm" svg:x2="10.725cm" svg:y2="4.475cm">
          <text:p/>
        </draw:line>
        <draw:line draw:style-name="gr3" draw:text-style-name="P1" draw:layer="measurelines" svg:x1="15.425cm" svg:y1="9.675cm" svg:x2="15.725cm" svg:y2="9.675cm">
          <text:p/>
        </draw:line>
        <draw:custom-shape draw:style-name="gr4" draw:text-style-name="P1" draw:layer="measurelines" svg:width="0.2cm" svg:height="0.2cm" svg:x="11.825cm" svg:y="6.0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2cm" svg:height="0.2cm" svg:x="11.425cm" svg:y="5.4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1cm" svg:height="0.1cm" svg:x="12.125cm" svg:y="6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1cm" svg:height="0.1cm" svg:x="12.025cm" svg:y="5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cm" svg:height="0.2cm" svg:x="12.225cm" svg:y="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measurelines" svg:width="0.1cm" svg:height="0.1cm" svg:x="11.825cm" svg:y="5.7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1cm" svg:height="0.1cm" svg:x="11.52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cm" svg:height="0.2cm" svg:x="13.825cm" svg:y="8.5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2cm" svg:height="0.2cm" svg:x="13.425cm" svg:y="8.7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1cm" svg:height="0.1cm" svg:x="14.125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1cm" svg:height="0.1cm" svg:x="14.02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cm" svg:height="0.2cm" svg:x="14.225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measurelines" svg:width="0.1cm" svg:height="0.1cm" svg:x="13.825cm" svg:y="8.2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1cm" svg:height="0.1cm" svg:x="13.525cm" svg:y="8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line-distance="0.7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nsieur </meta:initial-creator>
    <meta:creation-date>2014-05-19T16:36:03.88</meta:creation-date>
    <dc:date>2014-05-19T17:33:34.72</dc:date>
    <dc:creator>Monsieur </dc:creator>
    <meta:editing-duration>PT4M35S</meta:editing-duration>
    <meta:editing-cycles>1</meta:editing-cycles>
    <meta:generator>OpenOffice/4.1.0$Win32 OpenOffice.org_project/410m18$Build-9764</meta:generator>
    <meta:document-statistic meta:object-count="38"/>
  </office:meta>
</office:document-meta>
</file>